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T1" style:family="text">
      <style:text-properties style:font-name="Arial" fo:font-size="12pt" fo:font-style="normal" fo:font-weight="normal"/>
    </style:style>
    <style:style style:name="T2" style:family="text">
      <style:text-properties style:font-name="Arial" fo:font-size="12pt" fo:font-style="normal" fo:font-weight="normal" officeooo:rsid="00082a40"/>
    </style:style>
    <style:style style:name="T3" style:family="text">
      <style:text-properties officeooo:rsid="00091e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pequena cma pensão, que abriga alguns adolescentes que estavam na cidade estudando, longe de suas famílias.</text:p>
      <text:p text:style-name="P2"><text:span text:style-name="T2">e</text:span><text:span text:style-name="T1">sta pensão pertencia a família de Sofia, que era uma menina linda e amorosa, e seu irmão Edson, era quem cuidava de tudo nesta ptaram um gatinho preto miando de uma forma muito esquisita. Espantados, resolveram ir atrás do gato, e ele seguiu em direção a um antigo circo daquela cidade.</text:span></text:p>
      <text:p text:style-name="P2"><text:span text:style-name="T2">A</text:span><text:span text:style-name="T1">o chegar lá, se depararam com uma cena que os deixou horrorizados: o gato se transformou em Edson e, assustados com o que viram, gritaram, acabando assustando Edson, tanto que ele acabou se desequilibrando de cima de uma estante altíssima e cai</text:span></text:p>
      <text:p text:style-name="P1">um tombo tão feio que acabou morrendo ali mesmo. Desde então, Sofia e seus<text:span text:style-name="T3">c </text:span><text:s/>amigos João, Mário e Alex ficaram tão abismados com tudo que viram, que nem puderam contar a alguém, ficaram mudos, por conta de sua curiosidade, e desde então, ninguém nunca mais foi até o circo abandonado, e ninguém soube ao certo o que tinha acontecido ali..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3T09:54:00.592237998</meta:creation-date>
    <dc:date>2022-10-07T14:39:50.530709222</dc:date>
    <meta:editing-duration>PT2M1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170" meta:character-count="980" meta:non-whitespace-character-count="813"/>
  </office:meta>
</office:document-meta>
</file>